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Used “Docker login azure” to login into azure through docker</text:p>
      <text:p text:style-name="P2">“docker context create aci quote-gen” to create my unique aci<text:s/></text:p>
      <text:p text:style-name="P3">“docker context use quote-gen” to use the created aci</text:p>
      <text:p text:style-name="P4">“docker build -t quotes .” to build and post the image onto docker</text:p>
      <text:p text:style-name="P5">“docker compose up” to run the two containers on docker and get my webservice locally</text:p>
      <text:p text:style-name="Normal"><text:span text:style-name="T6">On cloudshell use “</text:span><text:span text:style-name="T7">az webapp create --resource-group rsg-F29DS --plan myAppServicePlan --name jacob2053lab2 --multicontainer-config-type compose --multicontainer-config-file compose.yaml</text:span><text:span text:style-name="T8">” after cloning the repo from github to create the web service app on azur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Weatherby</meta:initial-creator>
    <dc:creator>Jacob Weatherby</dc:creator>
    <meta:creation-date>2024-03-16T12:54:00Z</meta:creation-date>
    <dc:date>2024-03-16T13:19:00Z</dc:date>
    <meta:template xlink:href="Normal.dotm" xlink:type="simple"/>
    <meta:editing-cycles>1</meta:editing-cycles>
    <meta:editing-duration>PT1440S</meta:editing-duration>
    <meta:document-statistic meta:page-count="1" meta:paragraph-count="1" meta:word-count="88" meta:character-count="593" meta:row-count="4" meta:non-whitespace-character-count="506"/>
  </office:meta>
</office:document-meta>
</file>